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./be</text:p>
      <text:p text:style-name="Standard">1.Insert 2.Delete 3.Search 4.Height 5.Inorder 6.Preorder 7.Postorder 8.Levelorder 9.Exit</text:p>
      <text:p text:style-name="Standard">Choice: 1</text:p>
      <text:p text:style-name="Standard">Value: 22</text:p>
      <text:p text:style-name="Standard"/>
      <text:p text:style-name="Standard">Continue (Y/N)? y</text:p>
      <text:p text:style-name="Standard"/>
      <text:p text:style-name="Standard">1.Insert 2.Delete 3.Search 4.Height 5.Inorder 6.Preorder 7.Postorder 8.Levelorder 9.Exit</text:p>
      <text:p text:style-name="Standard">Choice: 1</text:p>
      <text:p text:style-name="Standard">Value: 33</text:p>
      <text:p text:style-name="Standard"/>
      <text:p text:style-name="Standard">Continue (Y/N)? y</text:p>
      <text:p text:style-name="Standard"/>
      <text:p text:style-name="Standard">1.Insert 2.Delete 3.Search 4.Height 5.Inorder 6.Preorder 7.Postorder 8.Levelorder 9.Exit</text:p>
      <text:p text:style-name="Standard">Choice: </text:p>
      <text:p text:style-name="Standard">5</text:p>
      <text:p text:style-name="Standard">33 22 </text:p>
      <text:p text:style-name="Standard">Continue (Y/N)? y</text:p>
      <text:p text:style-name="Standard"/>
      <text:p text:style-name="Standard">1.Insert 2.Delete 3.Search 4.Height 5.Inorder 6.Preorder 7.Postorder 8.Levelorder 9.Exit</text:p>
      <text:p text:style-name="Standard">Choice: 6</text:p>
      <text:p text:style-name="Standard">22 33 </text:p>
      <text:p text:style-name="Standard">Continue (Y/N)? y</text:p>
      <text:p text:style-name="Standard"/>
      <text:p text:style-name="Standard">1.Insert 2.Delete 3.Search 4.Height 5.Inorder 6.Preorder 7.Postorder 8.Levelorder 9.Exit</text:p>
      <text:p text:style-name="Standard">Choice: 7</text:p>
      <text:p text:style-name="Standard">33 22 </text:p>
      <text:p text:style-name="Standard">Continue (Y/N)? y</text:p>
      <text:p text:style-name="Standard"/>
      <text:p text:style-name="Standard">1.Insert 2.Delete 3.Search 4.Height 5.Inorder 6.Preorder 7.Postorder 8.Levelorder 9.Exit</text:p>
      <text:p text:style-name="Standard">Choice: 8</text:p>
      <text:p text:style-name="Standard">22 33 </text:p>
      <text:p text:style-name="Standard">Continue (Y/N)? y</text:p>
      <text:p text:style-name="Standard"/>
      <text:p text:style-name="Standard">1.Insert 2.Delete 3.Search 4.Height 5.Inorder 6.Preorder 7.Postorder 8.Levelorder 9.Exit</text:p>
      <text:p text:style-name="Standard">Choice: 4</text:p>
      <text:p text:style-name="Standard">Height: 2</text:p>
      <text:p text:style-name="Standard"/>
      <text:p text:style-name="Standard">Continue (Y/N)? y</text:p>
      <text:p text:style-name="Standard"/>
      <text:p text:style-name="Standard">1.Insert 2.Delete 3.Search 4.Height 5.Inorder 6.Preorder 7.Postorder 8.Levelorder 9.Exit</text:p>
      <text:p text:style-name="Standard">Choice: 9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./by</text:p>
      <text:p text:style-name="Standard">Inorder traversal:</text:p>
      <text:p text:style-name="Standard"><text:s/>1 -&gt; 3 -&gt; 4 -&gt; 6 -&gt; 7 -&gt; 8 -&gt; 10 -&gt; 14 -&gt; preorder traversal:</text:p>
      <text:p text:style-name="Standard">8 -&gt; 3 -&gt; 1 -&gt; 6 -&gt; 4 -&gt; 7 -&gt; 10 -&gt; 14 -&gt; postorder traversal:</text:p>
      <text:p text:style-name="Standard"><text:s/>1 -&gt; 4 -&gt; 7 -&gt; 6 -&gt; 3 -&gt; 14 -&gt; 10 -&gt; 8 -&gt; </text:p>
      <text:p text:style-name="Standard">After deleting 10</text:p>
      <text:p text:style-name="Standard">Inorder traversal:</text:p>
      <text:p text:style-name="Standard">1 -&gt; 3 -&gt; 4 -&gt; 6 -&gt; 7 -&gt; 8 -&gt; 14 -&gt; preorder traversal:</text:p>
      <text:p text:style-name="Standard">8 -&gt; 3 -&gt; 1 -&gt; 6 -&gt; 4 -&gt; 7 -&gt; 14 -&gt; postorder traversal:</text:p>
      <text:p text:style-name="Standard">1 -&gt; 4 -&gt; 7 -&gt; 6 -&gt; 3 -&gt; 14 -&gt; 8 -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08T15:35:56.568591998</meta:creation-date>
    <dc:date>2025-04-08T15:39:09.802544754</dc:date>
    <meta:editing-duration>PT3M14S</meta:editing-duration>
    <meta:editing-cycles>1</meta:editing-cycles>
    <meta:document-statistic meta:table-count="0" meta:image-count="0" meta:object-count="0" meta:page-count="2" meta:paragraph-count="42" meta:word-count="230" meta:character-count="1320" meta:non-whitespace-character-count="1124"/>
    <meta:generator>LibreOffice/6.4.7.2$Linux_X86_64 LibreOffice_project/40$Build-2</meta:generator>
  </office:meta>
</office:document-meta>
</file>